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3.3229in" table:align="left"/>
    </style:style>
    <style:style style:name="Table1.A" style:family="table-column">
      <style:table-column-properties style:column-width="3.3229in"/>
    </style:style>
    <style:style style:name="Table1.1" style:family="table-row">
      <style:table-row-properties style:min-row-height="0.4375in"/>
    </style:style>
    <style:style style:name="Table1.A1" style:family="table-cell">
      <style:table-cell-properties style:vertical-align="middle" fo:padding="0.0382in" fo:border="0.0007in solid #000000"/>
    </style:style>
    <style:style style:name="Table1.2" style:family="table-row">
      <style:table-row-properties style:min-row-height="1.366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3" style:family="table-row">
      <style:table-row-properties style:min-row-height="2.7215in"/>
    </style:style>
    <style:style style:name="Table1.A3" style:family="table-cell">
      <style:table-cell-properties style:vertical-align="middle"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3.9896in" table:align="left"/>
    </style:style>
    <style:style style:name="Table2.A" style:family="table-column">
      <style:table-column-properties style:column-width="3.9896in"/>
    </style:style>
    <style:style style:name="Table2.1" style:family="table-row">
      <style:table-row-properties style:min-row-height="0.4271in"/>
    </style:style>
    <style:style style:name="Table2.A1" style:family="table-cell">
      <style:table-cell-properties fo:padding="0.0382in" fo:border="0.0007in solid #000000"/>
    </style:style>
    <style:style style:name="Table2.2" style:family="table-row">
      <style:table-row-properties style:min-row-height="0.7083in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.3" style:family="table-row">
      <style:table-row-properties style:min-row-height="0.9771in"/>
    </style:style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Table_20_Contents"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3">Human</text:p>
          </table:table-cell>
        </table:table-row>
        <table:table-row table:style-name="Table1.2">
          <table:table-cell table:style-name="Table1.A2" office:value-type="string">
            <text:p text:style-name="P4">human_name : string</text:p>
            <text:p text:style-name="P4">money : int</text:p>
            <text:p text:style-name="P4">dogfood : int</text:p>
            <text:p text:style-name="P4">pet_array : Dog[ ] </text:p>
            <text:p text:style-name="P4">size: int</text:p>
          </table:table-cell>
        </table:table-row>
        <table:table-row table:style-name="Table1.3">
          <table:table-cell table:style-name="Table1.A3" office:value-type="string">
            <text:p text:style-name="P4">+Human(name : string, length : int)</text:p>
            <text:p text:style-name="P4">+walks() : void</text:p>
            <text:p text:style-name="P4">+feeds() : void</text:p>
            <text:p text:style-name="P4">+bathes() : void</text:p>
            <text:p text:style-name="P4">+pass_the_time : void</text:p>
            <text:p text:style-name="P4">+buys_food : void</text:p>
            <text:p text:style-name="P4">+works() : void</text:p>
            <text:p text:style-name="P4">+display_humans : void</text:p>
          </table:table-cell>
        </table:table-row>
      </table:table>
      <text:p text:style-name="Text_20_body"/>
      <text:p text:style-name="Text_20_body">The Human class uses the dog class.</text:p>
      <text:p text:style-name="Text_20_body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2">Dog</text:p>
          </table:table-cell>
        </table:table-row>
        <table:table-row table:style-name="Table2.2">
          <table:table-cell table:style-name="Table2.A2" office:value-type="string">
            <text:p text:style-name="P2">Name : string</text:p>
            <text:p text:style-name="P2">hunger: int</text:p>
            <text:p text:style-name="P2">fun : int</text:p>
            <text:p text:style-name="P2">cleanliness : int</text:p>
            <text:p text:style-name="P2">-loyalty : int</text:p>
            <text:p text:style-name="P2">owner : string</text:p>
          </table:table-cell>
        </table:table-row>
        <table:table-row table:style-name="Table2.3">
          <table:table-cell table:style-name="Table2.A2" office:value-type="string">
            <text:p text:style-name="P2">+Dog( dog_name : string, human_name : string) </text:p>
            <text:p text:style-name="P2">display_dog() : void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10-01T17:54:08.56</meta:creation-date>
    <dc:date>2015-10-01T19:08:43.33</dc:date>
    <meta:editing-duration>PT16M</meta:editing-duration>
    <meta:editing-cycles>2</meta:editing-cycles>
    <meta:generator>OpenOffice/4.1.1$Win32 OpenOffice.org_project/411m6$Build-9775</meta:generator>
    <meta:document-statistic meta:table-count="2" meta:image-count="0" meta:object-count="0" meta:page-count="1" meta:paragraph-count="24" meta:word-count="78" meta:character-count="414"/>
  </office:meta>
</office:document-meta>
</file>